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90000062F01DE86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eSans" svg:font-family="The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875cm" table:align="center" style:writing-mode="lr-tb"/>
    </style:style>
    <style:style style:name="Table1.A" style:family="table-column">
      <style:table-column-properties style:column-width="2.646cm"/>
    </style:style>
    <style:style style:name="Table1.1" style:family="table-row">
      <style:table-row-properties style:min-row-height="0.556cm" style:keep-together="true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15.875cm" table:align="center" style:writing-mode="lr-tb"/>
    </style:style>
    <style:style style:name="Table2.A" style:family="table-column">
      <style:table-column-properties style:column-width="15.875cm"/>
    </style:style>
    <style:style style:name="Table2.1" style:family="table-row">
      <style:table-row-properties style:min-row-height="0.556cm" style:keep-together="true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 style:master-page-name="Standard">
      <style:text-properties fo:language="es" fo:country="ES" style:language-asian="es" style:country-asian="ES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fo:language="es" fo:country="MX" fo:font-weight="bold" style:font-size-asian="10pt" style:font-weight-asian="bold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language="es" fo:country="MX" fo:font-weight="bold" style:font-size-asian="14pt" style:font-weight-asian="bold" style:font-name-complex="Arial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es" fo:country="MX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language="es" fo:country="MX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 fo:margin-left="0.318cm" fo:margin-right="0cm" fo:text-align="justify" style:justify-single-word="false" fo:text-indent="0cm" style:auto-text-indent="false" style:snap-to-layout-grid="false"/>
      <style:text-properties style:font-name="Arial" fo:font-size="10pt" fo:language="es" fo:country="MX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language="es" fo:country="MX" fo:font-weight="bold" style:font-weight-asian="bold" style:font-name-complex="Arial"/>
    </style:style>
    <style:style style:name="P9" style:family="paragraph" style:parent-style-name="Standard">
      <style:text-properties style:font-name="Arial" fo:language="es" fo:country="MX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language="es" fo:country="MX" style:text-underline-style="solid" style:text-underline-width="auto" style:text-underline-color="font-color" fo:font-weight="bold" style:font-weight-asian="bold" style:font-name-complex="Arial"/>
    </style:style>
    <style:style style:name="P11" style:family="paragraph" style:parent-style-name="Standard">
      <style:text-properties style:font-name="Arial" fo:language="es" fo:country="MX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s" fo:country="MX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TheSans" fo:font-size="10pt" fo:language="es" fo:country="MX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fo:language="es" fo:country="MX"/>
    </style:style>
    <style:style style:name="T1" style:family="text">
      <style:text-properties style:font-name="Arial" fo:language="es" fo:country="MX" fo:font-weight="bold" style:font-weight-asian="bold" style:font-name-complex="Arial"/>
    </style:style>
    <style:style style:name="T2" style:family="text">
      <style:text-properties style:font-name="Arial" fo:font-size="10pt" fo:language="es" fo:country="MX" fo:font-weight="bold" style:font-size-asian="10pt" style:font-weight-asian="bold" style:font-name-complex="Arial" style:font-size-complex="1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char" svg:x="2.367cm" svg:y="-19.329cm" svg:width="15.856cm" svg:height="16.829cm" draw:z-index="2"><draw:text-box><text:p text:style-name="P2">Ccs, <text:s text:c="4"/>/ <text:s text:c="4"/>/ <text:s text:c="18"/></text:p><text:p text:style-name="P3"/><text:p text:style-name="P3">Relación de Gastos</text:p><text:p text:style-name="P3"/><text:p text:style-name="P4">Nº: </text:p><text:p text:style-name="P5">Ubicación: </text:p><text:p text:style-name="P5"/><text:p text:style-name="P4">Cod. Dpto. <text:s text:c="10"/>Factura Nº <text:s text:c="12"/>Fecha <text:s text:c="12"/>Sub Total <text:s text:c="12"/>IVA <text:s text:c="17"/>Total</text:p><table:table table:name="Table1" table:style-name="Table1"><table:table-column table:style-name="Table1.A" table:number-columns-repeated="6"/><table:table-row table:style-name="Table1.1"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/table:table-row><table:table-row table:style-name="Table1.1"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/table:table-row><table:table-row table:style-name="Table1.1"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/table:table-row><table:table-row table:style-name="Table1.1"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/table:table-row><table:table-row table:style-name="Table1.1"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/table:table-row><table:table-row table:style-name="Table1.1"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/table:table-row><table:table-row table:style-name="Table1.1"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table:table-cell table:style-name="Table1.A1" office:value-type="string"><text:p text:style-name="P6"/></table:table-cell></table:table-row></table:table><text:p text:style-name="P7"><text:span text:style-name="T1"><text:s text:c="91"/></text:span><text:span text:style-name="T2">Total</text:span></text:p><text:p text:style-name="P8"/><text:p text:style-name="P9"/><text:p text:style-name="P10">Observaciones</text:p><text:p text:style-name="P11"/><table:table table:name="Table2" table:style-name="Table2"><table:table-column table:style-name="Table2.A"/><table:table-row table:style-name="Table2.1"><table:table-cell table:style-name="Table2.A1" office:value-type="string"><text:p text:style-name="P6"/></table:table-cell></table:table-row></table:table><text:p text:style-name="P11"/><text:p text:style-name="P11"/><text:p text:style-name="P11"/><text:p text:style-name="P11"/><text:p text:style-name="P11"/><text:p text:style-name="P11"/><text:p text:style-name="P11"/><text:p text:style-name="P11"/><text:p text:style-name="P11"/><text:p text:style-name="P11"/><text:p text:style-name="P12">Solicitado <text:s text:c="32"/>Revisado <text:s text:c="37"/>Aprobado</text:p><text:p text:style-name="P13"/><text:p text:style-name="P13"/><text:p text:style-name="P14"/></draw:text-box></draw:frame><draw:frame draw:style-name="fr2" draw:name="Frame3" text:anchor-type="char" svg:x="2.223cm" svg:y="4.763cm" svg:width="16cm" svg:height="15.67cm" draw:z-index="1"><draw:text-box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eSans" svg:font-family="The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51cm" fo:margin-bottom="1.251cm" fo:margin-left="1.401cm" fo:margin-right="0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graphics1" text:anchor-type="as-char" svg:y="-19.583cm" svg:width="18.66cm" svg:height="22.384cm" draw:z-index="0"><draw:image xlink:href="Pictures/10000000000004A90000062F01DE86BA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 </dc:title>
    <meta:initial-creator>Daniel Rosales</meta:initial-creator>
    <meta:creation-date>2006-04-04T10:11:00</meta:creation-date>
    <dc:date>2007-04-27T13:34:13</dc:date>
    <dc:language>es-ES</dc:language>
    <meta:editing-cycles>3</meta:editing-cycles>
    <meta:editing-duration>PT4M15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9" meta:word-count="20" meta:character-count="385"/>
  </office:meta>
</office:document-meta>
</file>